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C500000454372F59A38CA0A16E.jpg" manifest:media-type="image/jpeg"/>
  <manifest:file-entry manifest:full-path="Pictures/1000000000000A2000000D809AB5F7C4A81B2967.jpg" manifest:media-type="image/jpeg"/>
  <manifest:file-entry manifest:full-path="Pictures/10000000000001E5000001338277A76BDCFC1A8A.png" manifest:media-type="image/png"/>
  <manifest:file-entry manifest:full-path="Pictures/1000000000000191000002015DF151BE770ECA12.jpg" manifest:media-type="image/jpeg"/>
  <manifest:file-entry manifest:full-path="Pictures/10000201000002F7000001F24D4325D919E2C6BD.png" manifest:media-type="image/png"/>
  <manifest:file-entry manifest:full-path="Pictures/10000201000001A40000020B4BA4A0F2A596E2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78in, 0.8665in, 1.3165in, 2.229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5354in" svg:y="0.052in" svg:width="3.7075in" svg:height="2.4327in" draw:z-index="0"><draw:image xlink:href="Pictures/10000201000002F7000001F24D4325D919E2C6BD.png" xlink:type="simple" xlink:show="embed" xlink:actuate="onLoad" loext:mime-type="image/x-vclgraphic"/></draw:frame><draw:frame draw:style-name="fr2" draw:name="Image2" text:anchor-type="paragraph" svg:x="3.5339in" svg:y="2.802in" svg:width="1.1799in" svg:height="1.5701in" draw:z-index="1"><draw:image xlink:href="Pictures/10000201000001A40000020B4BA4A0F2A596E247.png" xlink:type="simple" xlink:show="embed" xlink:actuate="onLoad" loext:mime-type="image/png"/></draw:frame><draw:frame draw:style-name="fr1" draw:name="Image3" text:anchor-type="paragraph" svg:x="5.0398in" svg:y="2.7811in" svg:width="1.1799in" svg:height="1.5701in" draw:z-index="2"><draw:image xlink:href="Pictures/1000000000000191000002015DF151BE770ECA12.jpg" xlink:type="simple" xlink:show="embed" xlink:actuate="onLoad" loext:mime-type="image/jpeg"/></draw:frame><draw:frame draw:style-name="fr1" draw:name="Image4" text:anchor-type="paragraph" svg:x="3.5591in" svg:y="4.6665in" svg:width="1.1799in" svg:height="1.5701in" draw:z-index="3"><draw:image xlink:href="Pictures/1000000000000A2000000D809AB5F7C4A81B2967.jpg" xlink:type="simple" xlink:show="embed" xlink:actuate="onLoad" loext:mime-type="image/jpeg"/></draw:frame><draw:frame draw:style-name="fr3" draw:name="Image5" text:anchor-type="paragraph" svg:x="3.339in" svg:y="0.0543in" svg:width="3.7972in" svg:height="2.3937in" draw:z-index="4"><draw:image xlink:href="Pictures/10000000000005C500000454372F59A38CA0A16E.jpg" xlink:type="simple" xlink:show="embed" xlink:actuate="onLoad" loext:mime-type="image/jpeg"/></draw:frame><draw:frame draw:style-name="fr1" draw:name="Image6" text:anchor-type="paragraph" svg:x="-0.5854in" svg:y="2.6772in" svg:width="3.8181in" svg:height="2.4165in" draw:z-index="5"><draw:image xlink:href="Pictures/10000000000001E5000001338277A76BDCFC1A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47:17.458186968</meta:creation-date>
    <dc:date>2018-04-21T17:01:26.090815287</dc:date>
    <meta:editing-duration>PT3M58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5.4.6.2$Linux_X86_64 LibreOffice_project/40m0$Build-2</meta:generator>
  </office:meta>
</office:document-meta>
</file>